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4.399cm"/>
    </style:style>
    <style:style style:name="co4" style:family="table-column">
      <style:table-column-properties fo:break-before="auto" style:column-width="4.904cm"/>
    </style:style>
    <style:style style:name="co5" style:family="table-column">
      <style:table-column-properties fo:break-before="auto" style:column-width="0.984cm"/>
    </style:style>
    <style:style style:name="co6" style:family="table-column">
      <style:table-column-properties fo:break-before="auto" style:column-width="1.445cm"/>
    </style:style>
    <style:style style:name="co7" style:family="table-column">
      <style:table-column-properties fo:break-before="auto" style:column-width="2.231cm"/>
    </style:style>
    <style:style style:name="co8" style:family="table-column">
      <style:table-column-properties fo:break-before="auto" style:column-width="2.977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" style:family="table-cell" style:parent-style-name="Default" style:data-style-name="N810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ct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number-columns-repeated="1013" table:default-cell-style-name="Default"/>
        <table:table-row table:style-name="ro1">
          <table:table-cell table:style-name="ce1" office:value-type="string">
            <text:p>acct1</text:p>
          </table:table-cell>
          <table:table-cell table:style-name="ce1" office:value-type="string">
            <text:p>acct2</text:p>
          </table:table-cell>
          <table:table-cell table:style-name="ce1" office:value-type="string">
            <text:p>acct3</text:p>
          </table:table-cell>
          <table:table-cell table:style-name="ce1" office:value-type="string">
            <text:p>acct4</text:p>
          </table:table-cell>
          <table:table-cell office:value-type="string">
            <text:p>name</text:p>
          </table:table-cell>
          <table:table-cell office:value-type="string">
            <text:p>client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status</text:p>
          </table:table-cell>
          <table:table-cell office:value-type="string">
            <text:p>milestone</text:p>
          </table:table-cell>
          <table:table-cell table:style-name="Default" office:value-type="string">
            <text:p>milestone_date</text:p>
          </table:table-cell>
          <table:table-cell table:number-columns-repeated="1013"/>
        </table:table-row>
        <table:table-row table:style-name="ro1">
          <table:table-cell office:value-type="float" office:value="12345678">
            <text:p>12345678</text:p>
          </table:table-cell>
          <table:table-cell office:value-type="float" office:value="12345679">
            <text:p>12345679</text:p>
          </table:table-cell>
          <table:table-cell office:value-type="float" office:value="12345680">
            <text:p>12345680</text:p>
          </table:table-cell>
          <table:table-cell office:value-type="float" office:value="12345681">
            <text:p>12345681</text:p>
          </table:table-cell>
          <table:table-cell office:value-type="string">
            <text:p>P09-001</text:p>
          </table:table-cell>
          <table:table-cell office:value-type="string">
            <text:p>Aircraft Wireless</text:p>
          </table:table-cell>
          <table:table-cell office:value-type="string">
            <text:p>Development and air trials</text:p>
          </table:table-cell>
          <table:table-cell office:value-type="string">
            <text:p>R&amp;D</text:p>
          </table:table-cell>
          <table:table-cell office:value-type="string">
            <text:p>ACTIVE</text:p>
          </table:table-cell>
          <table:table-cell office:value-type="string">
            <text:p>PILOT</text:p>
          </table:table-cell>
          <table:table-cell office:value-type="date" office:date-value="2013-02-14">
            <text:p>14-02-2013</text:p>
          </table:table-cell>
          <table:table-cell table:number-columns-repeated="1013"/>
        </table:table-row>
        <table:table-row table:style-name="ro1">
          <table:table-cell office:value-type="float" office:value="23456789">
            <text:p>23456789</text:p>
          </table:table-cell>
          <table:table-cell office:value-type="float" office:value="23456790">
            <text:p>23456790</text:p>
          </table:table-cell>
          <table:table-cell office:value-type="float" office:value="23456791">
            <text:p>23456791</text:p>
          </table:table-cell>
          <table:table-cell office:value-type="float" office:value="23456792">
            <text:p>23456792</text:p>
          </table:table-cell>
          <table:table-cell office:value-type="string">
            <text:p>P09-002</text:p>
          </table:table-cell>
          <table:table-cell office:value-type="string">
            <text:p>Fire-fighting Bombsight</text:p>
          </table:table-cell>
          <table:table-cell office:value-type="string">
            <text:p>Development and air trials</text:p>
          </table:table-cell>
          <table:table-cell office:value-type="string">
            <text:p>R&amp;D</text:p>
          </table:table-cell>
          <table:table-cell office:value-type="string">
            <text:p>HOLD</text:p>
          </table:table-cell>
          <table:table-cell office:value-type="string">
            <text:p>DEFINITION</text:p>
          </table:table-cell>
          <table:table-cell office:value-type="date" office:date-value="2013-03-16">
            <text:p>16-03-2013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2014-06-30</text:date>, <text:time>22:2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0"/>
    <meta:generator>OpenOffice/4.1.0$Win32 OpenOffice.org_project/410m18$Build-9764</meta:generator>
  </office:meta>
</office:document-meta>
</file>